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ibernateHandle.HibernateHandle( Class daoCls , Class hibCls , Serializable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ibernateHandle.getDAO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Handl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ibernateHandle.getHibernat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